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byssinica SIL" svg:font-family="'Abyssinica SI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byssinica SIL1" svg:font-family="'Abyssinica SI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style:font-name="Abyssinica SIL" fo:font-size="12pt" fo:language="en" fo:country="none" style:font-size-asian="12pt" style:font-name-complex="Abyssinica SIL1" style:font-size-complex="12pt"/>
    </style:style>
    <style:style style:name="P2" style:family="paragraph" style:parent-style-name="Standard">
      <style:text-properties style:font-name="Abyssinica SIL" fo:font-size="12pt" fo:language="en" fo:country="none" officeooo:rsid="0003dac0" officeooo:paragraph-rsid="0003dac0" style:font-size-asian="12pt" style:font-name-complex="Abyssinica SIL1" style:font-size-complex="12pt"/>
    </style:style>
    <style:style style:name="P3" style:family="paragraph" style:parent-style-name="Standard">
      <style:text-properties style:font-name="Abyssinica SIL" fo:font-size="12pt" fo:language="en" fo:country="none" officeooo:rsid="000709e2" officeooo:paragraph-rsid="000709e2" style:font-size-asian="12pt" style:font-name-complex="Abyssinica SIL1" style:font-size-complex="12pt"/>
    </style:style>
    <style:style style:name="P4" style:family="paragraph" style:parent-style-name="Standard">
      <style:text-properties style:font-name="Abyssinica SIL" fo:font-size="12pt" fo:language="en" fo:country="none" officeooo:rsid="000ba72e" officeooo:paragraph-rsid="000ba72e" style:font-size-asian="12pt" style:font-name-complex="Abyssinica SIL1" style:font-size-complex="12pt"/>
    </style:style>
    <style:style style:name="P5" style:family="paragraph" style:parent-style-name="Standard">
      <style:text-properties style:font-name="Abyssinica SIL" fo:font-size="12pt" fo:language="en" fo:country="none" officeooo:rsid="000ba72e" officeooo:paragraph-rsid="005932fb" style:font-size-asian="12pt" style:font-name-complex="Abyssinica SIL1" style:font-size-complex="12pt"/>
    </style:style>
    <style:style style:name="P6" style:family="paragraph" style:parent-style-name="Standard">
      <style:text-properties style:font-name="Abyssinica SIL" fo:font-size="12pt" fo:language="en" fo:country="none" officeooo:rsid="00173bc5" officeooo:paragraph-rsid="00173bc5" style:font-size-asian="12pt" style:font-name-complex="Abyssinica SIL1" style:font-size-complex="12pt"/>
    </style:style>
    <style:style style:name="P7" style:family="paragraph" style:parent-style-name="Standard">
      <style:text-properties style:font-name="Abyssinica SIL" fo:font-size="12pt" fo:language="en" fo:country="none" officeooo:rsid="00100f9f" officeooo:paragraph-rsid="000c808e" style:font-size-asian="12pt" style:font-name-complex="Abyssinica SIL1" style:font-size-complex="12pt"/>
    </style:style>
    <style:style style:name="P8" style:family="paragraph" style:parent-style-name="Standard">
      <style:text-properties style:font-name="Abyssinica SIL" fo:font-size="12pt" fo:language="en" fo:country="none" officeooo:rsid="00100f9f" officeooo:paragraph-rsid="004ba381" style:font-size-asian="12pt" style:font-name-complex="Abyssinica SIL1" style:font-size-complex="12pt"/>
    </style:style>
    <style:style style:name="P9" style:family="paragraph" style:parent-style-name="Standard">
      <style:text-properties style:font-name="Abyssinica SIL" fo:font-size="12pt" fo:language="en" fo:country="none" officeooo:rsid="0019480a" officeooo:paragraph-rsid="0019480a" style:font-size-asian="12pt" style:font-name-complex="Abyssinica SIL1" style:font-size-complex="12pt"/>
    </style:style>
    <style:style style:name="P10" style:family="paragraph" style:parent-style-name="Standard">
      <style:text-properties style:font-name="Abyssinica SIL" fo:font-size="12pt" fo:language="en" fo:country="none" officeooo:rsid="0026f163" officeooo:paragraph-rsid="0026f163" style:font-size-asian="12pt" style:font-name-complex="Abyssinica SIL1" style:font-size-complex="12pt"/>
    </style:style>
    <style:style style:name="P11" style:family="paragraph" style:parent-style-name="Standard">
      <style:text-properties style:font-name="Abyssinica SIL" fo:font-size="12pt" fo:language="en" fo:country="none" officeooo:rsid="005932fb" officeooo:paragraph-rsid="005932fb" style:font-size-asian="12pt" style:font-name-complex="Abyssinica SIL1" style:font-size-complex="12pt"/>
    </style:style>
    <style:style style:name="P12" style:family="paragraph" style:parent-style-name="Standard">
      <style:text-properties style:font-name="Abyssinica SIL" fo:font-size="12pt" fo:language="en" fo:country="none" officeooo:rsid="0005b1e3" officeooo:paragraph-rsid="0068f73f" style:font-size-asian="12pt" style:font-name-complex="Abyssinica SIL1" style:font-size-complex="12pt"/>
    </style:style>
    <style:style style:name="P13" style:family="paragraph" style:parent-style-name="Standard">
      <style:text-properties style:font-name="Abyssinica SIL" fo:font-size="12pt" fo:language="en" fo:country="none" officeooo:rsid="00ca5c3d" officeooo:paragraph-rsid="00ca5c3d" style:font-size-asian="12pt" style:font-name-complex="Abyssinica SIL1" style:font-size-complex="12pt"/>
    </style:style>
    <style:style style:name="P14" style:family="paragraph" style:parent-style-name="Standard">
      <style:text-properties style:font-name="Abyssinica SIL" fo:font-size="12pt" fo:language="en" fo:country="none" officeooo:rsid="00fba5e1" officeooo:paragraph-rsid="00fba5e1" style:font-size-asian="12pt" style:font-name-complex="Abyssinica SIL1" style:font-size-complex="12pt"/>
    </style:style>
    <style:style style:name="P15" style:family="paragraph" style:parent-style-name="Standard">
      <style:paragraph-properties fo:text-align="center" style:justify-single-word="false"/>
      <style:text-properties style:font-name="Abyssinica SIL" fo:font-size="12pt" fo:language="en" fo:country="none" officeooo:rsid="01331b54" officeooo:paragraph-rsid="01331b54" style:font-size-asian="12pt" style:font-name-complex="Abyssinica SIL1" style:font-size-complex="12pt"/>
    </style:style>
    <style:style style:name="P16" style:family="paragraph" style:parent-style-name="Standard">
      <style:text-properties style:font-name="Abyssinica SIL" fo:font-size="12pt" fo:language="en" fo:country="none" officeooo:rsid="015a5dee" officeooo:paragraph-rsid="015a5dee" style:font-size-asian="12pt" style:font-name-complex="Abyssinica SIL1" style:font-size-complex="12pt"/>
    </style:style>
    <style:style style:name="P17" style:family="paragraph" style:parent-style-name="Standard">
      <style:text-properties style:font-name="Abyssinica SIL" fo:font-size="12pt" fo:language="en" fo:country="none" style:text-underline-style="none" fo:font-weight="normal" officeooo:rsid="000c808e" officeooo:paragraph-rsid="000c808e" style:font-size-asian="12pt" style:font-weight-asian="normal" style:font-name-complex="Abyssinica SIL1" style:font-size-complex="12pt" style:font-weight-complex="normal"/>
    </style:style>
    <style:style style:name="P18" style:family="paragraph" style:parent-style-name="Standard">
      <style:text-properties officeooo:paragraph-rsid="0068f73f"/>
    </style:style>
    <style:style style:name="P19" style:family="paragraph" style:parent-style-name="Bibliography_20_1">
      <style:paragraph-properties>
        <style:tab-stops/>
      </style:paragraph-properties>
    </style:style>
    <style:style style:name="P20" style:family="paragraph" style:parent-style-name="Text_20_body">
      <style:text-properties fo:font-weight="bold" officeooo:rsid="00cbd1b8" officeooo:paragraph-rsid="00cbd1b8" style:font-weight-asian="bold" style:font-weight-complex="bold"/>
    </style:style>
    <style:style style:name="P21" style:family="paragraph" style:parent-style-name="Text_20_body">
      <style:paragraph-properties fo:text-align="center" style:justify-single-word="false"/>
      <style:text-properties officeooo:rsid="01331b54" officeooo:paragraph-rsid="01331b54"/>
    </style:style>
    <style:style style:name="P22" style:family="paragraph" style:parent-style-name="Text_20_body">
      <style:paragraph-properties fo:text-align="center" style:justify-single-word="false"/>
      <style:text-properties officeooo:rsid="01410aa9" officeooo:paragraph-rsid="01410aa9"/>
    </style:style>
    <style:style style:name="P23" style:family="paragraph" style:parent-style-name="Heading_20_1" style:master-page-name="Standard">
      <style:paragraph-properties style:page-number="auto"/>
    </style:style>
    <style:style style:name="P24" style:family="paragraph" style:parent-style-name="Heading_20_2">
      <style:text-properties officeooo:rsid="00cbd1b8" officeooo:paragraph-rsid="00cbd1b8"/>
    </style:style>
    <style:style style:name="T1" style:family="text">
      <style:text-properties officeooo:rsid="000ba72e"/>
    </style:style>
    <style:style style:name="T2" style:family="text">
      <style:text-properties officeooo:rsid="00132a03"/>
    </style:style>
    <style:style style:name="T3" style:family="text">
      <style:text-properties officeooo:rsid="001b0212"/>
    </style:style>
    <style:style style:name="T4" style:family="text">
      <style:text-properties officeooo:rsid="0021c54a"/>
    </style:style>
    <style:style style:name="T5" style:family="text">
      <style:text-properties officeooo:rsid="0024ee66"/>
    </style:style>
    <style:style style:name="T6" style:family="text">
      <style:text-properties officeooo:rsid="00291a89"/>
    </style:style>
    <style:style style:name="T7" style:family="text">
      <style:text-properties officeooo:rsid="002c4979"/>
    </style:style>
    <style:style style:name="T8" style:family="text">
      <style:text-properties officeooo:rsid="0035c850"/>
    </style:style>
    <style:style style:name="T9" style:family="text">
      <style:text-properties style:font-name="Abyssinica SIL" fo:font-size="12pt" fo:language="en" fo:country="none" officeooo:rsid="00605f0c" style:font-size-asian="12pt" style:font-name-complex="Abyssinica SIL1" style:font-size-complex="12pt"/>
    </style:style>
    <style:style style:name="T10" style:family="text">
      <style:text-properties style:font-name="Abyssinica SIL" fo:font-size="12pt" fo:language="en" fo:country="none" officeooo:rsid="0005b1e3" style:font-size-asian="12pt" style:font-name-complex="Abyssinica SIL1" style:font-size-complex="12pt"/>
    </style:style>
    <style:style style:name="T11" style:family="text">
      <style:text-properties style:font-name="Abyssinica SIL" fo:font-size="12pt" fo:language="en" fo:country="none" officeooo:rsid="0007bfaa" style:font-size-asian="12pt" style:font-name-complex="Abyssinica SIL1" style:font-size-complex="12pt"/>
    </style:style>
    <style:style style:name="T12" style:family="text">
      <style:text-properties style:font-name="Abyssinica SIL" fo:font-size="12pt" fo:language="en" fo:country="none" officeooo:rsid="0068f73f" style:font-size-asian="12pt" style:font-name-complex="Abyssinica SIL1" style:font-size-complex="12pt"/>
    </style:style>
    <style:style style:name="T13" style:family="text">
      <style:text-properties style:font-name="Abyssinica SIL" fo:font-size="12pt" fo:language="en" fo:country="none" officeooo:rsid="0071b95d" style:font-size-asian="12pt" style:font-name-complex="Abyssinica SIL1" style:font-size-complex="12pt"/>
    </style:style>
    <style:style style:name="T14" style:family="text">
      <style:text-properties style:font-name="Abyssinica SIL" fo:font-size="12pt" fo:language="en" fo:country="none" officeooo:rsid="0076e458" style:font-size-asian="12pt" style:font-name-complex="Abyssinica SIL1" style:font-size-complex="12pt"/>
    </style:style>
    <style:style style:name="T15" style:family="text">
      <style:text-properties style:font-name="Abyssinica SIL" fo:font-size="12pt" fo:language="en" fo:country="none" officeooo:rsid="00796281" style:font-size-asian="12pt" style:font-name-complex="Abyssinica SIL1" style:font-size-complex="12pt"/>
    </style:style>
    <style:style style:name="T16" style:family="text">
      <style:text-properties style:font-name="Abyssinica SIL" fo:font-size="12pt" fo:language="en" fo:country="none" officeooo:rsid="007c1e0a" style:font-size-asian="12pt" style:font-name-complex="Abyssinica SIL1" style:font-size-complex="12pt"/>
    </style:style>
    <style:style style:name="T17" style:family="text">
      <style:text-properties style:font-name="Abyssinica SIL" fo:font-size="12pt" fo:language="en" fo:country="none" officeooo:rsid="008c3ddf" style:font-size-asian="12pt" style:font-name-complex="Abyssinica SIL1" style:font-size-complex="12pt"/>
    </style:style>
    <style:style style:name="T18" style:family="text">
      <style:text-properties style:font-name="Abyssinica SIL" fo:font-size="12pt" fo:language="en" fo:country="none" officeooo:rsid="00924f2a" style:font-size-asian="12pt" style:font-name-complex="Abyssinica SIL1" style:font-size-complex="12pt"/>
    </style:style>
    <style:style style:name="T19" style:family="text">
      <style:text-properties style:font-name="Abyssinica SIL" fo:font-size="12pt" fo:language="en" fo:country="none" officeooo:rsid="00950c55" style:font-size-asian="12pt" style:font-name-complex="Abyssinica SIL1" style:font-size-complex="12pt"/>
    </style:style>
    <style:style style:name="T20" style:family="text">
      <style:text-properties style:font-name="Abyssinica SIL" fo:font-size="12pt" fo:language="en" fo:country="none" officeooo:rsid="009c2fa5" style:font-size-asian="12pt" style:font-name-complex="Abyssinica SIL1" style:font-size-complex="12pt"/>
    </style:style>
    <style:style style:name="T21" style:family="text">
      <style:text-properties style:font-name="Abyssinica SIL" fo:font-size="12pt" fo:language="en" fo:country="none" officeooo:rsid="00a1a968" style:font-size-asian="12pt" style:font-name-complex="Abyssinica SIL1" style:font-size-complex="12pt"/>
    </style:style>
    <style:style style:name="T22" style:family="text">
      <style:text-properties style:font-name="Abyssinica SIL" fo:font-size="12pt" fo:language="en" fo:country="none" officeooo:rsid="00a419e4" style:font-size-asian="12pt" style:font-name-complex="Abyssinica SIL1" style:font-size-complex="12pt"/>
    </style:style>
    <style:style style:name="T23" style:family="text">
      <style:text-properties style:font-name="Abyssinica SIL" fo:font-size="12pt" fo:language="en" fo:country="none" officeooo:rsid="00605f0c" style:font-name-asian="宋体" style:font-size-asian="12pt" style:language-asian="zh" style:country-asian="CN" style:font-name-complex="Abyssinica SIL1" style:font-size-complex="12pt" style:language-complex="ar" style:country-complex="SA"/>
    </style:style>
    <style:style style:name="T24" style:family="text">
      <style:text-properties style:font-name="Abyssinica SIL" fo:font-size="12pt" fo:language="en" fo:country="none" officeooo:rsid="0065b877" style:font-name-asian="宋体" style:font-size-asian="12pt" style:language-asian="zh" style:country-asian="CN" style:font-name-complex="Abyssinica SIL1" style:font-size-complex="12pt" style:language-complex="ar" style:country-complex="SA"/>
    </style:style>
    <style:style style:name="T25" style:family="text">
      <style:text-properties style:font-name="Abyssinica SIL" fo:font-size="12pt" fo:language="en" fo:country="none" officeooo:rsid="0068f73f" style:font-name-asian="宋体" style:font-size-asian="12pt" style:language-asian="zh" style:country-asian="CN" style:font-name-complex="Abyssinica SIL1" style:font-size-complex="12pt" style:language-complex="ar" style:country-complex="SA"/>
    </style:style>
    <style:style style:name="T26" style:family="text">
      <style:text-properties style:font-name="Abyssinica SIL" fo:font-size="12pt" fo:language="en" fo:country="none" officeooo:rsid="006be4f4" style:font-name-asian="宋体" style:font-size-asian="12pt" style:language-asian="zh" style:country-asian="CN" style:font-name-complex="Abyssinica SIL1" style:font-size-complex="12pt" style:language-complex="ar" style:country-complex="SA"/>
    </style:style>
    <style:style style:name="T27" style:family="text">
      <style:text-properties style:font-name="Abyssinica SIL" fo:font-size="12pt" fo:language="en" fo:country="none" officeooo:rsid="006f986b" style:font-name-asian="宋体" style:font-size-asian="12pt" style:language-asian="zh" style:country-asian="CN" style:font-name-complex="Abyssinica SIL1" style:font-size-complex="12pt" style:language-complex="ar" style:country-complex="SA"/>
    </style:style>
    <style:style style:name="T28" style:family="text">
      <style:text-properties style:font-name="Abyssinica SIL" fo:font-size="12pt" fo:language="en" fo:country="none" officeooo:rsid="007eb7c2" style:font-name-asian="宋体" style:font-size-asian="12pt" style:language-asian="zh" style:country-asian="CN" style:font-name-complex="Abyssinica SIL1" style:font-size-complex="12pt" style:language-complex="ar" style:country-complex="SA"/>
    </style:style>
    <style:style style:name="T29" style:family="text">
      <style:text-properties style:font-name="Abyssinica SIL" fo:font-size="12pt" fo:language="en" fo:country="none" officeooo:rsid="00883053" style:font-name-asian="宋体" style:font-size-asian="12pt" style:language-asian="zh" style:country-asian="CN" style:font-name-complex="Abyssinica SIL1" style:font-size-complex="12pt" style:language-complex="ar" style:country-complex="SA"/>
    </style:style>
    <style:style style:name="T30" style:family="text">
      <style:text-properties style:font-name="Abyssinica SIL" fo:font-size="12pt" fo:language="en" fo:country="none" officeooo:rsid="00a419e4" style:font-name-asian="宋体" style:font-size-asian="12pt" style:language-asian="zh" style:country-asian="CN" style:font-name-complex="Abyssinica SIL1" style:font-size-complex="12pt" style:language-complex="ar" style:country-complex="SA"/>
    </style:style>
    <style:style style:name="T31" style:family="text">
      <style:text-properties style:font-name="Abyssinica SIL" fo:font-size="12pt" fo:language="en" fo:country="none" officeooo:rsid="00a6a820" style:font-name-asian="宋体" style:font-size-asian="12pt" style:language-asian="zh" style:country-asian="CN" style:font-name-complex="Abyssinica SIL1" style:font-size-complex="12pt" style:language-complex="ar" style:country-complex="SA"/>
    </style:style>
    <style:style style:name="T32" style:family="text">
      <style:text-properties style:font-name="Abyssinica SIL" fo:font-size="12pt" fo:language="en" fo:country="none" officeooo:rsid="00a90280" style:font-name-asian="宋体" style:font-size-asian="12pt" style:language-asian="zh" style:country-asian="CN" style:font-name-complex="Abyssinica SIL1" style:font-size-complex="12pt" style:language-complex="ar" style:country-complex="SA"/>
    </style:style>
    <style:style style:name="T33" style:family="text">
      <style:text-properties style:font-name="Abyssinica SIL" fo:font-size="12pt" fo:language="en" fo:country="none" officeooo:rsid="00b289f2" style:font-name-asian="宋体" style:font-size-asian="12pt" style:language-asian="zh" style:country-asian="CN" style:font-name-complex="Abyssinica SIL1" style:font-size-complex="12pt" style:language-complex="ar" style:country-complex="SA"/>
    </style:style>
    <style:style style:name="T34" style:family="text">
      <style:text-properties style:font-name="Abyssinica SIL" fo:font-size="12pt" fo:language="en" fo:country="none" officeooo:rsid="00b51988" style:font-name-asian="宋体" style:font-size-asian="12pt" style:language-asian="zh" style:country-asian="CN" style:font-name-complex="Abyssinica SIL1" style:font-size-complex="12pt" style:language-complex="ar" style:country-complex="SA"/>
    </style:style>
    <style:style style:name="T35" style:family="text">
      <style:text-properties style:font-name="Abyssinica SIL" fo:font-size="12pt" fo:language="en" fo:country="none" officeooo:rsid="00b85f33" style:font-name-asian="宋体" style:font-size-asian="12pt" style:language-asian="zh" style:country-asian="CN" style:font-name-complex="Abyssinica SIL1" style:font-size-complex="12pt" style:language-complex="ar" style:country-complex="SA"/>
    </style:style>
    <style:style style:name="T36" style:family="text">
      <style:text-properties style:font-name="Abyssinica SIL" fo:font-size="12pt" fo:language="en" fo:country="none" fo:font-weight="bold" officeooo:rsid="00605f0c" style:font-size-asian="12pt" style:font-weight-asian="bold" style:font-name-complex="Abyssinica SIL1" style:font-size-complex="12pt" style:font-weight-complex="bold"/>
    </style:style>
    <style:style style:name="T37" style:family="text">
      <style:text-properties style:font-name="Abyssinica SIL" fo:font-size="12pt" fo:language="en" fo:country="none" fo:font-weight="bold" officeooo:rsid="00a1a968" style:font-size-asian="12pt" style:font-weight-asian="bold" style:font-name-complex="Abyssinica SIL1" style:font-size-complex="12pt" style:font-weight-complex="bold"/>
    </style:style>
    <style:style style:name="T38" style:family="text">
      <style:text-properties style:font-name="Abyssinica SIL" fo:font-size="12pt" fo:language="en" fo:country="none" fo:font-weight="bold" officeooo:rsid="00605f0c" style:font-name-asian="宋体" style:font-size-asian="12pt" style:language-asian="zh" style:country-asian="CN" style:font-weight-asian="bold" style:font-name-complex="Abyssinica SIL1" style:font-size-complex="12pt" style:language-complex="ar" style:country-complex="SA" style:font-weight-complex="bold"/>
    </style:style>
    <style:style style:name="T39" style:family="text">
      <style:text-properties officeooo:rsid="00bac900"/>
    </style:style>
    <style:style style:name="T40" style:family="text">
      <style:text-properties fo:font-weight="bold" style:font-weight-asian="bold" style:font-weight-complex="bold"/>
    </style:style>
    <style:style style:name="T41" style:family="text">
      <style:text-properties fo:font-weight="bold" officeooo:rsid="00e32820" style:font-weight-asian="bold" style:font-weight-complex="bold"/>
    </style:style>
    <style:style style:name="T42" style:family="text">
      <style:text-properties officeooo:rsid="00dd9bc7"/>
    </style:style>
    <style:style style:name="T43" style:family="text">
      <style:text-properties officeooo:rsid="00e32820"/>
    </style:style>
    <style:style style:name="T44" style:family="text">
      <style:text-properties officeooo:rsid="00f4ef4c"/>
    </style:style>
    <style:style style:name="T45" style:family="text">
      <style:text-properties fo:font-weight="normal" style:font-weight-asian="normal" style:font-weight-complex="normal"/>
    </style:style>
    <style:style style:name="T46" style:family="text">
      <style:text-properties officeooo:rsid="011d3e9c"/>
    </style:style>
    <style:style style:name="T47" style:family="text">
      <style:text-properties officeooo:rsid="011e839a"/>
    </style:style>
    <style:style style:name="T48" style:family="text">
      <style:text-properties officeooo:rsid="01231ac1"/>
    </style:style>
    <style:style style:name="T49" style:family="text">
      <style:text-properties officeooo:rsid="0151a14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bookmark-start text:name="__RefHeading___Toc9358_1711245566"/>Secure Operating Systems<text:bookmark-end text:name="__RefHeading___Toc9358_1711245566"/></text:h>
      <text:p text:style-name="Subtitle"><text:span text:style-name="T39">T</text:span>he fundamentals of OS design: Windows 10 Analysis</text:p>
      <text:p text:style-name="Text_20_body"/>
      <text:section text:style-name="Sect1" text:name="Section2">
        <text:p text:style-name="P21">Louise <text:span text:style-name="T49">Anna </text:span>Bilous</text:p>
        <text:p text:style-name="P22">School of Technology, Design, &amp; Environment</text:p>
        <text:p text:style-name="P15">Oxford Brookes University</text:p>
      </text:section>
      <text:p text:style-name="P1"/>
      <text:p text:style-name="P1">Process/thread, file, IO, memory management, low-level security features (encryption tools)</text:p>
      <text:p text:style-name="P1"/>
      <text:section text:style-name="Sect1" text:name="Section1">
        <text:h text:style-name="P24" text:outline-level="2">Abstract</text:h>
        <text:p text:style-name="P20">A look at the security features <text:span text:style-name="T48">provided</text:span> through <text:span text:style-name="T46">the</text:span> Windows <text:span text:style-name="T46">operating system</text:span> <text:span text:style-name="T47">f</text:span>ile <text:span text:style-name="T47">s</text:span>ystem.</text:p>
        <text:h text:style-name="Heading_20_2" text:outline-level="2">Introduction</text:h>
        <text:p text:style-name="P18"><text:span text:style-name="T9">Computers without software are </text:span><text:span text:style-name="T29">of challenging use to</text:span><text:span text:style-name="T9"> humans, they are simply solid parts and </text:span><text:span text:style-name="T25">data stored in </text:span><text:span text:style-name="T26">a solid, </text:span><text:span text:style-name="T27">electronic, or magnetic</text:span><text:span text:style-name="T26"> state</text:span><text:span text:style-name="T9">. The software in computers allows data to be read in certain formats and processes to be performed. This software is split into two categories: </text:span><text:span text:style-name="T36">system programs</text:span><text:span text:style-name="T9"> that manage the operation of the computer </text:span><text:span text:style-name="T21">controlled by the </text:span><text:span text:style-name="T37">kernel</text:span><text:span text:style-name="T9">, and </text:span><text:span text:style-name="T36">application </text:span><text:span text:style-name="T38">programs </text:span><text:span text:style-name="T23">which perform tasks </text:span><text:span text:style-name="T24">for</text:span><text:span text:style-name="T23"> the human user</text:span><text:span text:style-name="T9">. </text:span><text:span text:style-name="T15">The</text:span><text:span text:style-name="T9"> </text:span><text:span text:style-name="T14">o</text:span><text:span text:style-name="T10">perating system </text:span><text:span text:style-name="T14">is</text:span><text:span text:style-name="T12"> </text:span><text:span text:style-name="T13">a middle-man between the hardware and the </text:span><text:span text:style-name="T22">user</text:span><text:span text:style-name="T13"> software, </text:span><text:span text:style-name="T16">allowing communication </text:span><text:span text:style-name="T28">through one to the other </text:span><text:span text:style-name="T30">in an abstracted way. The user need not know about interrupts, </text:span><text:span text:style-name="T31">timers,</text:span><text:span text:style-name="T30"> disc magnets and all the minute details of the hardware and it’s microprocessors.</text:span><text:span text:style-name="T32"> The operating system is an interface that allows ease of use by displaying data on discs as graphical files, </text:span><text:span text:style-name="T33">providing </text:span><text:span text:style-name="T35">precoded</text:span><text:span text:style-name="T34"> </text:span><text:span text:style-name="T33">methods to access the hardware</text:span><text:span text:style-name="T32"> and similar abstractions.</text:span></text:p>
        <text:p text:style-name="P12"/>
        <text:p text:style-name="P18"><text:span text:style-name="T10">This report will delve into the security features found in the Windows </text:span><text:span text:style-name="T18">operating system</text:span><text:span text:style-name="T10">, up to Windows 10. And compare it to the Mac OS. </text:span><text:span text:style-name="T17">Particularly focussing on the file system. </text:span><text:span text:style-name="T19">A</text:span><text:span text:style-name="T11"> system which stores and organizes data found in the hardware. This report will </text:span><text:span text:style-name="T20">acknowledge</text:span><text:span text:style-name="T11"> the security features used to protect this data. </text:span></text:p>
        <text:p text:style-name="P2"/>
        <text:p text:style-name="P1"/>
        <text:p text:style-name="P1">Body</text:p>
        <text:p text:style-name="P1"/>
        <text:p text:style-name="P1">Security</text:p>
        <text:p text:style-name="P1">What features there are</text:p>
        <text:p text:style-name="P3">Windows includes various security features including: <text:span text:style-name="T1">secur</text:span></text:p>
        <text:p text:style-name="P1"/>
        <text:h text:style-name="Heading_20_2" text:outline-level="2">How OS supports and provides listed features</text:h>
        <text:p text:style-name="P17">Windows supports optional security features for file systems and the operating system. There are different types of file systems that can be implemented these include NTFS, FAT, CDFS, UDFS, TDBSS, and SMB. Other operating systems may have different types of file systems also. </text:p>
        <text:p text:style-name="P7"/>
        <text:h text:style-name="Heading_20_3" text:outline-level="3">Access control</text:h>
        <text:p text:style-name="P9">Access control manages which users can access resources in the operating system. <text:span text:style-name="T5">This includes access tokens that contain </text:span><text:soft-page-break/><text:span text:style-name="T5">information about a user, and security descriptors which contain security information about a securable object. </text:span></text:p>
        <text:p text:style-name="P9"/>
        <text:p text:style-name="P16">Pipes can be used to send data between files or processes. The pipe is a pseudofile that will connect file A to file B, acting as an input file for A and an output file for B.</text:p>
        <text:p text:style-name="P9"/>
        <text:h text:style-name="Heading_20_3" text:outline-level="3">Security descriptors</text:h>
        <text:p text:style-name="P8">Windows includes <text:span text:style-name="T40">securable objects</text:span>. These include all named windows objects and some unamed ones including processes and threads. <text:span text:style-name="T2">These objects can have security descriptors, these contain all the security information associated with the object. </text:span></text:p>
        <text:p text:style-name="P8"/>
        <text:p text:style-name="P13">Files are protected with <text:span text:style-name="T40">9-bit binary protection code</text:span>. This has three 3-bit fields, one detailing the owner, one for other member’s of the owner’s group, and one for everyone else. Each bit has a bit for read access, write access, and execute access, these are known as <text:span text:style-name="T40">rwx bits </text:span><text:span text:style-name="T45"><text:bibliography-mark text:identifier="Andrew S. Tanenbaum, Albert S. Woodhull, (2006) Operating Systems Design and Implementation" text:bibliography-type="book" text:author="Andrew S. Tanenbaum, Albert S. Woodhull" text:booktitle="Operating Systems Design and Implementation" text:edition="Third" text:title="Operating Systems Design and Implementation" text:year="2006">[1]</text:bibliography-mark></text:span><text:span text:style-name="T45">.</text:span> <text:span text:style-name="T42">An example might be ‘rwx--xr--’ meaning current user can read, write, execute, user group can execute only, and everyone else can only read. </text:span><text:span text:style-name="T43">When a file is opened a </text:span><text:span text:style-name="T41">file descriptor</text:span><text:span text:style-name="T43"> integer </text:span><text:span text:style-name="T44">is returned</text:span><text:span text:style-name="T43"> or </text:span><text:span text:style-name="T44">an</text:span><text:span text:style-name="T43"> </text:span><text:span text:style-name="T41">error code</text:span><text:span text:style-name="T43"> </text:span><text:span text:style-name="T44">if access is prohibited.</text:span></text:p>
        <text:p text:style-name="P13"/>
        <text:p text:style-name="P14">Disk mounting will attach the disk’s file system to a directory tree in the OS’ filesystem.</text:p>
        <text:p text:style-name="P9"/>
        <text:h text:style-name="Heading_20_3" text:outline-level="3">Privileges and audits</text:h>
        <text:p text:style-name="P10">Users can have priviledges, these allow or restrict access to certain parts of the operating system. Such as a guest may not have read/write permissions but an administrator is able to change resources across all users. <text:span text:style-name="T6">Custom user groups can be made to predefine groups of priviledges. </text:span><text:span text:style-name="T8">Audits are created when users attempt to access resources, these serve as a log of all who have attempted to access a resource and can flag any suspicious behaviour.</text:span></text:p>
        <text:p text:style-name="P4"/>
        <text:p text:style-name="P5">Kernel extended attributes:</text:p>
        <text:p text:style-name="P5"/>
        <text:p text:style-name="P11">Client/server access control</text:p>
        <text:p text:style-name="P5"><text:line-break/></text:p>
        <text:p text:style-name="P4"/>
        <text:p text:style-name="P1">Timeline of which versions features were introduced to</text:p>
        <text:p text:style-name="P1">Comparison of features with Mac OS</text:p>
        <text:h text:style-name="Heading_20_2" text:outline-level="2">Effects on application developers</text:h>
        <text:p text:style-name="P6">Application developers can manipulate the functions and security of the operating system using the programming interface provided by Microsoft. <text:span text:style-name="T3">For instance, applications can call access control functions that manage access control for resources </text:span><text:span text:style-name="T4">in the operating system</text:span><text:span text:style-name="T3">. </text:span><text:span text:style-name="T7">Security descriptors found on securable objects will often contain a discretionary access control list (DACL) that lists the users and groups allowed or denied access to the object, and a system access control list (SACL) that notes how the system audits attempts to access the object.</text:span></text:p>
        <text:p text:style-name="P1"/>
        <text:p text:style-name="P1"/>
        <text:p text:style-name="P1">Reliability</text:p>
        <text:p text:style-name="P1"/>
        <text:p text:style-name="P1">Protection</text:p>
        <text:p text:style-name="P1"/>
        <text:p text:style-name="P1">Conclusion</text:p>
        <text:p text:style-name="P1">Recommendations for hardening the system and OS file systems</text:p>
        <text:p text:style-name="P1">Personal reflection</text:p>
        <text:p text:style-name="P1"><text:soft-page-break/></text:p>
        <text:p text:style-name="P1">Citations</text:p>
      </text:section>
      <text:p text:style-name="P1"/>
      <text:p text:style-name="P1"/>
      <text:p text:style-name="P1"/>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phy</text:p>
          </text:index-title>
          <text:p text:style-name="P19">1: Andrew S. Tanenbaum, Albert S. Woodhull, Operating Systems Design and Implementation, 2006</text:p>
        </text:index-body>
      </text:bibliography>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byssinica SIL" svg:font-family="'Abyssinica SI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byssinica SIL1" svg:font-family="'Abyssinica SI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宋体"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Calibri" fo:font-size="10pt" fo:language="en" fo:country="US" style:letter-kerning="false" style:font-name-asian="宋体" style:font-size-asian="10pt" style:language-asian="zh" style:country-asian="CN" style:font-name-complex="DejaVu Sans"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DejaVu Sans" style:font-family-complex="'DejaVu Sans'"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70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8in" fo:margin-bottom="0.8in" fo:margin-left="0.8in" fo:margin-right="0.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5T20:38:00</meta:creation-date>
    <meta:initial-creator>louise</meta:initial-creator>
    <dc:date>2023-02-22T14:16:03.197670109</dc:date>
    <meta:editing-cycles>87</meta:editing-cycles>
    <meta:editing-duration>PT15H59M56S</meta:editing-duration>
    <meta:generator>LibreOffice/6.4.7.2$Linux_X86_64 LibreOffice_project/40$Build-2</meta:generator>
    <meta:document-statistic meta:table-count="0" meta:image-count="0" meta:object-count="0" meta:page-count="3" meta:paragraph-count="41" meta:word-count="744" meta:character-count="4740" meta:non-whitespace-character-count="4033"/>
    <meta:user-defined meta:name="DocSecurity" meta:value-type="float">0</meta:user-defined>
    <meta:user-defined meta:name="KSOProductBuildVer">2057-11.1.0.9505</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